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weight="bold" officeooo:rsid="000a601f" officeooo:paragraph-rsid="000a601f" style:font-weight-asian="bold" style:font-weight-complex="bold"/>
    </style:style>
    <style:style style:name="P2" style:family="paragraph" style:parent-style-name="Text_20_body" style:list-style-name="L1">
      <style:text-properties fo:font-weight="bold" officeooo:rsid="000b2529" officeooo:paragraph-rsid="000b2529" style:font-weight-asian="bold" style:font-weight-complex="bold"/>
    </style:style>
    <style:style style:name="P3" style:family="paragraph" style:parent-style-name="Text_20_body">
      <style:text-properties fo:font-style="italic" officeooo:rsid="000a601f" officeooo:paragraph-rsid="000a601f" style:font-style-asian="italic" style:font-style-complex="italic"/>
    </style:style>
    <style:style style:name="P4" style:family="paragraph" style:parent-style-name="Text_20_body" style:list-style-name="L2">
      <style:text-properties officeooo:rsid="000c0b7e" officeooo:paragraph-rsid="000c0b7e"/>
    </style:style>
    <style:style style:name="P5" style:family="paragraph" style:parent-style-name="Text_20_body" style:list-style-name="L3">
      <style:text-properties officeooo:rsid="000c6e8a" officeooo:paragraph-rsid="000c6e8a"/>
    </style:style>
    <style:style style:name="P6" style:family="paragraph" style:parent-style-name="Text_20_body" style:list-style-name="L4">
      <style:text-properties officeooo:rsid="000c902a" officeooo:paragraph-rsid="000c902a"/>
    </style:style>
    <style:style style:name="P7" style:family="paragraph" style:parent-style-name="Text_20_body" style:list-style-name="L5">
      <style:text-properties officeooo:rsid="000c902a" officeooo:paragraph-rsid="000c902a"/>
    </style:style>
    <style:style style:name="P8" style:family="paragraph" style:parent-style-name="Text_20_body" style:list-style-name="L6">
      <style:text-properties officeooo:rsid="000e663a" officeooo:paragraph-rsid="000e663a"/>
    </style:style>
    <style:style style:name="P9" style:family="paragraph" style:parent-style-name="Text_20_body" style:list-style-name="L6">
      <style:text-properties officeooo:rsid="000ee7ff" officeooo:paragraph-rsid="000ee7ff"/>
    </style:style>
    <style:style style:name="T1" style:family="text">
      <style:text-properties officeooo:rsid="000981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Zosterops</text:span> <text:span text:style-name="T1">Team M</text:span>eeting 19/01/2021</text:h>
      <text:p text:style-name="P3">Participants: Juliano, Luc, Jan, Charlotte, Robin, Daniel</text:p>
      <text:h text:style-name="Heading_20_3" text:outline-level="3">Dispersal</text:h>
      <text:list xml:id="list853588001" text:style-name="L2">
        <text:list-item>
          <text:p text:style-name="P4">in <text:span text:style-name="T3">Zosterops</text:span><text:span text:style-name="T5">, females are the dispersive sex: more likely to disperse and go further</text:span></text:p>
        </text:list-item>
        <text:list-item>
          <text:p text:style-name="P4"><text:span text:style-name="T5">although this sex bias might be weaker in </text:span><text:span text:style-name="T3">Z. silvanus</text:span><text:span text:style-name="T5"> due to “island effect” (overall reduced dispersal) → this might be relevant in the habitat fragmentation study!</text:span></text:p>
        </text:list-item>
        <text:list-item>
          <text:p text:style-name="P4"><text:span text:style-name="T5">post-natal dispersal distance for </text:span><text:span text:style-name="T3">Zosterops</text:span><text:span text:style-name="T5"> is largely unknown (max. observed 14.5 km?)</text:span></text:p>
        </text:list-item>
        <text:list-item>
          <text:p text:style-name="P4"><text:span text:style-name="T5">for model: don’t differentiate between male and female dispersal (but perhaps check this assumption in exploratory simulations with species-specific dispersal sex bias)</text:span></text:p>
        </text:list-item>
      </text:list>
      <text:h text:style-name="Heading_20_3" text:outline-level="3">Mutations</text:h>
      <text:list xml:id="list65822104" text:style-name="L3">
        <text:list-item>
          <text:p text:style-name="P5">turn off mutations for habitat fragmentation study to avoid noisy data, but do exploratory simulations to check if there’s an effect</text:p>
        </text:list-item>
        <text:list-item>
          <text:p text:style-name="P5">keep them on for the phylogeny study (<text:span text:style-name="T3">Zosterops</text:span><text:span text:style-name="T5"> is a “great speciator”!)</text:span></text:p>
        </text:list-item>
        <text:list-item>
          <text:p text:style-name="P5"><text:span text:style-name="T5">do a single round of mutations when initialising populations from species archetype to introduce genetic variability</text:span></text:p>
        </text:list-item>
      </text:list>
      <text:h text:style-name="Heading_20_3" text:outline-level="3">Hybridisation</text:h>
      <text:list xml:id="list4071407607" text:style-name="L5">
        <text:list-item>
          <text:p text:style-name="P7">two congenerics may hybridise if they’re in a common habitat patch (above-ground carbon preference overlap) and there is no conspecific partner available</text:p>
        </text:list-item>
        <text:list-item>
          <text:p text:style-name="P7">in habitat fragmentation study: no sequence similarity testing for post-zygotic compatibility</text:p>
        </text:list-item>
        <text:list-item>
          <text:p text:style-name="P7">in phylogenetic study: sequence similarity matching based on neutral or functional genes (depending on speciation scenario)</text:p>
        </text:list-item>
      </text:list>
      <text:list xml:id="list1072741817" text:style-name="L4">
        <text:list-item>
          <text:p text:style-name="P6">assign hybrid individuals to a lineage based on phenotypic similarity</text:p>
        </text:list-item>
        <text:list-item>
          <text:p text:style-name="P6">alternatives: assign each hybrid individual to a random lineage, or to the paternal lineage</text:p>
        </text:list-item>
      </text:list>
      <text:h text:style-name="Heading_20_3" text:outline-level="3">Miscellaneous</text:h>
      <text:list xml:id="list2505025657" text:style-name="L6">
        <text:list-item>
          <text:p text:style-name="P8">tag chromosomes with archetypical lineage to allow quantification of heterozygosity</text:p>
        </text:list-item>
        <text:list-item>
          <text:p text:style-name="P8">body sizes need to be adjusted downward and made species-specific</text:p>
        </text:list-item>
        <text:list-item>
          <text:p text:style-name="P9">we don’t need juvenile body sizes, growth is too rapid (several weeks to adult size)</text:p>
        </text:list-item>
        <text:list-item>
          <text:p text:style-name="P8">individually configure frequency of each output type?</text:p>
        </text:list-item>
      </text:list>
      <text:h text:style-name="Heading_20_3" text:outline-level="3">Next steps</text:h>
      <text:list xml:id="list2460233506" text:style-name="L1">
        <text:list-item>
          <text:p text:style-name="P2">Daniel:<text:span text:style-name="T2"> adapt model as discussed above</text:span></text:p>
        </text:list-item>
        <text:list-item>
          <text:p text:style-name="P1">Jan: <text:span text:style-name="T2">find information on </text:span><text:span text:style-name="T4">Zosterops</text:span><text:span text:style-name="T6"> dispersal distances and body sizes</text:span></text:p>
        </text:list-item>
        <text:list-item>
          <text:p text:style-name="P1"><text:span text:style-name="T5">Charlotte &amp; Robin: </text:span><text:span text:style-name="T6">implement configuration parameter to switch between ecological/neutral/no speciation</text:span></text:p>
        </text:list-item>
        <text:list-item>
          <text:p text:style-name="P1"><text:span text:style-name="T5">all (except Luc): </text:span><text:span text:style-name="T6">next meetings Tuesday 11 AM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3pt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Vedder</meta:initial-creator>
    <meta:creation-date>2021-01-19T12:21:41.311375400</meta:creation-date>
    <dc:date>2021-01-19T13:32:06.500835210</dc:date>
    <dc:creator>Daniel Vedder</dc:creator>
    <meta:editing-duration>PT1H10M24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311" meta:character-count="2057" meta:non-whitespace-character-count="1793"/>
  </office:meta>
</office:document-meta>
</file>